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0000000E03D31E1BFA20C789D.png" manifest:media-type="image/png"/>
  <manifest:file-entry manifest:full-path="Pictures/1000000000000338000002895B5D63DE0618EEB3.png" manifest:media-type="image/png"/>
  <manifest:file-entry manifest:full-path="Pictures/10000000000000E1000000E1D052C658B85E859C.png" manifest:media-type="image/png"/>
  <manifest:file-entry manifest:full-path="Pictures/10000000000000F6000000CD0C078DEDA261B3F7.png" manifest:media-type="image/png"/>
  <manifest:file-entry manifest:full-path="Pictures/100000000000013C000000FC508439B7D4D6E836.png" manifest:media-type="image/png"/>
  <manifest:file-entry manifest:full-path="Pictures/1000000000000258000002584FC906F98FAB72A4.png" manifest:media-type="image/png"/>
  <manifest:file-entry manifest:full-path="Pictures/100000000000017E0000008468AC39F85FBA549C.png" manifest:media-type="image/png"/>
  <manifest:file-entry manifest:full-path="Pictures/10000201000001A2000000AC2B76C5C187646514.png" manifest:media-type="image/png"/>
  <manifest:file-entry manifest:full-path="Pictures/1000000000000106000000C19044BB3CB645CB29.png" manifest:media-type="image/png"/>
  <manifest:file-entry manifest:full-path="Pictures/10000000000000E1000000E1D0583A1B2F81D345.png" manifest:media-type="image/png"/>
  <manifest:file-entry manifest:full-path="Pictures/10000000000001D200000179F368BA71C51F87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 draw:shadow="hidden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3.85cm" fo:min-width="2.7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05cm" draw:marker-end-width="0.05cm" draw:fill-color="#000000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000000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="Arrow" draw:marker-start-width="0.6cm" draw:marker-end="" draw:fill-color="#b4c7dc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2cm" svg:stroke-color="#c9211e" draw:marker-start-width="0.35cm" draw:marker-end-width="0.35cm" draw:fill-color="#ff4000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000000" draw:fill-color="#b4c7dc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1.4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none" svg:stroke-width="0.1cm" svg:stroke-color="#000000" draw:fill="none" draw:fill-color="#ffffff" fo:min-height="2.13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none" svg:stroke-width="0.1cm" svg:stroke-color="#000000" draw:fill="none" draw:fill-color="#ffffff" fo:min-height="1.85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draw:stroke="solid" svg:stroke-width="0cm" svg:stroke-color="#000000" draw:marker-start-width="0.05cm" draw:marker-end-width="0.05cm" draw:fill="none" draw:fill-color="#ffffff" fo:min-height="2.375cm" fo:padding-top="0.4cm" fo:padding-bottom="0.125cm" fo:padding-left="2.95cm" fo:padding-right="0.25cm"/>
      <style:paragraph-properties style:writing-mode="lr-tb"/>
    </style:style>
    <style:style style:name="gr15" style:family="graphic" style:parent-style-name="objectwithoutfill">
      <style:graphic-properties svg:stroke-width="0.1cm" svg:stroke-color="#000000" draw:fill="solid" draw:fill-color="#b4c7dc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svg:stroke-width="0.2cm" svg:stroke-color="#c9211e" draw:fill="solid" draw:fill-color="#b4c7dc" draw:textarea-vertical-align="middle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4c7dc"/>
      <style:paragraph-properties fo:text-align="center"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ff4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solid" draw:fill-color="#b4c7dc"/>
      <style:paragraph-properties fo:text-align="center"/>
    </style:style>
    <style:style style:name="T1" style:family="text">
      <style:text-properties fo:language="en" fo:country="A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3" draw:id="id3">
          <draw:frame draw:style-name="gr1" draw:text-style-name="P1" draw:layer="layout" svg:width="8.353cm" svg:height="6.58cm" svg:x="12.547cm" svg:y="1.973cm">
            <draw:image xlink:href="Pictures/1000000000000338000002895B5D63DE0618EEB3.png" xlink:type="simple" xlink:show="embed" xlink:actuate="onLoad" loext:mime-type="image/png">
              <text:p/>
            </draw:image>
          </draw:frame>
          <draw:frame draw:style-name="gr2" draw:text-style-name="P2" draw:layer="layout" svg:width="4.7cm" svg:height="1.673cm" svg:x="14.373cm" svg:y="1.3cm">
            <draw:text-box>
              <text:p>YD Lidar X4</text:p>
            </draw:text-box>
          </draw:frame>
        </draw:g>
        <draw:g xml:id="id2" draw:id="id2">
          <draw:frame draw:style-name="gr3" draw:text-style-name="P3" draw:layer="layout" svg:width="3.1cm" svg:height="3.1cm" svg:x="28.03cm" svg:y="11.652cm">
            <draw:image xlink:href="Pictures/10000000000000E0000000E03D31E1BFA20C789D.png" xlink:type="simple" xlink:show="embed" xlink:actuate="onLoad" loext:mime-type="image/png">
              <text:p/>
            </draw:image>
          </draw:frame>
          <draw:frame draw:style-name="gr4" draw:text-style-name="P2" draw:layer="layout" svg:width="3.6cm" svg:height="1.1cm" svg:x="28.03cm" svg:y="11.052cm">
            <draw:text-box>
              <text:p>USB Hub</text:p>
            </draw:text-box>
          </draw:frame>
        </draw:g>
        <draw:custom-shape draw:style-name="gr5" draw:text-style-name="P5" xml:id="id1" draw:id="id1" draw:layer="layout" svg:width="3.2cm" svg:height="4.1cm" svg:x="14.949cm" svg:y="18.115cm">
          <text:p text:style-name="P4"><text:span text:style-name="T1">Battery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6.549cm" svg:y1="18.115cm" svg:x2="28.03cm" svg:y2="12.902cm" draw:start-shape="id1" draw:start-glue-point="0" draw:end-shape="id2" draw:end-glue-point="3" svg:d="M16549 18115v-5213h11481" svg:viewBox="0 0 11482 5214">
          <text:p/>
        </draw:connector>
        <draw:connector draw:style-name="gr7" draw:text-style-name="P6" draw:layer="layout" svg:x1="16.723cm" svg:y1="8.553cm" svg:x2="29.83cm" svg:y2="11.052cm" draw:start-shape="id3" draw:start-glue-point="2" draw:end-shape="id2" draw:end-glue-point="0" svg:d="M16723 8553v1250h13107v1249" svg:viewBox="0 0 13108 2500">
          <text:p/>
        </draw:connector>
        <draw:connector draw:style-name="gr8" draw:text-style-name="P7" draw:layer="layout" svg:x1="31.63cm" svg:y1="12.902cm" svg:x2="37.239cm" svg:y2="12.902cm" draw:start-shape="id2" draw:start-glue-point="1" draw:end-shape="id4" draw:end-glue-point="3" svg:d="M31630 12902h5609" svg:viewBox="0 0 5610 1">
          <text:p/>
        </draw:connector>
        <draw:frame draw:style-name="gr3" draw:text-style-name="P3" xml:id="id5" draw:id="id5" draw:layer="layout" svg:width="5.952cm" svg:height="5.952cm" svg:x="13.573cm" svg:y="25.7cm">
          <draw:image xlink:href="Pictures/10000000000000E1000000E1D052C658B85E859C.png" xlink:type="simple" xlink:show="embed" xlink:actuate="onLoad" loext:mime-type="image/png">
            <text:p/>
          </draw:image>
        </draw:frame>
        <draw:connector draw:style-name="gr9" draw:text-style-name="P8" draw:layer="layout" svg:x1="16.549cm" svg:y1="22.215cm" svg:x2="16.549cm" svg:y2="25.7cm" draw:start-shape="id1" draw:start-glue-point="2" draw:end-shape="id5" draw:end-glue-point="0" svg:d="M16549 22215v3485" svg:viewBox="0 0 1 3486">
          <text:p/>
        </draw:connector>
        <draw:frame draw:style-name="gr3" draw:text-style-name="P3" xml:id="id6" draw:id="id6" draw:layer="layout" svg:width="7.36cm" svg:height="5.869cm" svg:x="26.15cm" svg:y="17.231cm">
          <draw:image xlink:href="Pictures/100000000000013C000000FC508439B7D4D6E836.png" xlink:type="simple" xlink:show="embed" xlink:actuate="onLoad" loext:mime-type="image/png">
            <text:p/>
          </draw:image>
        </draw:frame>
        <draw:connector draw:style-name="gr10" draw:text-style-name="P7" draw:layer="layout" svg:x1="29.83cm" svg:y1="14.752cm" svg:x2="29.83cm" svg:y2="17.231cm" draw:start-shape="id2" draw:start-glue-point="2" draw:end-shape="id6" draw:end-glue-point="0" svg:d="M29830 14752v2479" svg:viewBox="0 0 1 2480">
          <text:p/>
        </draw:connector>
        <draw:connector draw:style-name="gr9" draw:text-style-name="P8" draw:layer="layout" svg:x1="18.149cm" svg:y1="20.165cm" svg:x2="26.15cm" svg:y2="20.165cm" draw:start-shape="id1" draw:start-glue-point="1" draw:end-shape="id6" draw:end-glue-point="3" svg:d="M18149 20165h8001" svg:viewBox="0 0 8002 1">
          <text:p/>
        </draw:connector>
        <draw:frame draw:style-name="gr3" draw:text-style-name="P3" xml:id="id7" draw:id="id7" draw:layer="layout" svg:width="10.106cm" svg:height="3.492cm" svg:x="35.897cm" svg:y="26.93cm">
          <draw:image xlink:href="Pictures/100000000000017E0000008468AC39F85FBA549C.png" xlink:type="simple" xlink:show="embed" xlink:actuate="onLoad" loext:mime-type="image/png">
            <text:p/>
          </draw:image>
        </draw:frame>
        <draw:connector draw:style-name="gr9" draw:text-style-name="P8" draw:layer="layout" svg:x1="35.897cm" svg:y1="28.676cm" svg:x2="33.28cm" svg:y2="28.676cm" draw:start-shape="id7" draw:start-glue-point="3" draw:end-shape="id8" draw:end-glue-point="1" svg:d="M35897 28676h-2617" svg:viewBox="0 0 2618 1">
          <text:p/>
        </draw:connector>
        <draw:connector draw:style-name="gr9" draw:text-style-name="P8" draw:layer="layout" svg:x1="26.38cm" svg:y1="28.676cm" svg:x2="18.149cm" svg:y2="20.165cm" draw:start-shape="id8" draw:start-glue-point="3" draw:end-shape="id1" draw:end-glue-point="1" svg:d="M26380 28676h-4115v-8511h-4116" svg:viewBox="0 0 8232 8512">
          <text:p/>
        </draw:connector>
        <draw:connector draw:style-name="gr10" draw:text-style-name="P7" draw:layer="layout" svg:x1="40.95cm" svg:y1="26.93cm" svg:x2="40.95cm" svg:y2="15.905cm" draw:start-shape="id7" draw:start-glue-point="0" draw:end-shape="id4" draw:end-glue-point="2" svg:d="M40950 26930v-11025" svg:viewBox="0 0 1 11026">
          <text:p/>
        </draw:connector>
        <draw:g xml:id="id10" draw:id="id10">
          <draw:frame draw:style-name="gr3" draw:text-style-name="P3" draw:layer="layout" svg:width="3.2cm" svg:height="3.2cm" svg:x="28.18cm" svg:y="3.108cm">
            <draw:image xlink:href="Pictures/1000000000000258000002584FC906F98FAB72A4.png" xlink:type="simple" xlink:show="embed" xlink:actuate="onLoad" loext:mime-type="image/png">
              <text:p/>
            </draw:image>
          </draw:frame>
          <draw:frame draw:style-name="gr11" draw:text-style-name="P10" draw:layer="layout" svg:width="7.1cm" svg:height="1.8cm" svg:x="26.28cm" svg:y="2.1cm">
            <draw:text-box>
              <text:p text:style-name="P9">Feetch TTLinker</text:p>
            </draw:text-box>
          </draw:frame>
        </draw:g>
        <draw:g xml:id="id9" draw:id="id9">
          <draw:frame draw:style-name="gr3" draw:text-style-name="P3" draw:layer="layout" svg:width="6.36cm" svg:height="2.616cm" svg:x="37.49cm" svg:y="3.738cm">
            <draw:image xlink:href="Pictures/10000201000001A2000000AC2B76C5C187646514.png" xlink:type="simple" xlink:show="embed" xlink:actuate="onLoad" loext:mime-type="image/png">
              <text:p/>
            </draw:image>
          </draw:frame>
          <draw:frame draw:style-name="gr12" draw:text-style-name="P10" draw:layer="layout" svg:width="7.4cm" svg:height="2.484cm" svg:x="37.25cm" svg:y="2.054cm">
            <draw:text-box>
              <text:p text:style-name="P9">Feetech SCS215 / 009 Servos</text:p>
              <text:p text:style-name="P9"/>
            </draw:text-box>
          </draw:frame>
        </draw:g>
        <draw:connector draw:style-name="gr10" draw:text-style-name="P7" draw:layer="layout" svg:x1="37.25cm" svg:y1="4.204cm" svg:x2="33.38cm" svg:y2="4.204cm" draw:start-shape="id9" draw:start-glue-point="3" draw:end-shape="id10" draw:end-glue-point="1" svg:d="M37250 4204h-3870" svg:viewBox="0 0 3871 1">
          <text:p/>
        </draw:connector>
        <draw:connector draw:style-name="gr10" draw:text-style-name="P7" draw:layer="layout" svg:x1="29.83cm" svg:y1="6.308cm" svg:x2="29.83cm" svg:y2="11.052cm" draw:start-shape="id10" draw:start-glue-point="2" draw:end-shape="id2" draw:end-glue-point="0" svg:d="M29830 6308v4744" svg:viewBox="0 0 1 4745">
          <text:p/>
        </draw:connector>
        <draw:g xml:id="id8" draw:id="id8">
          <draw:frame draw:style-name="gr3" draw:text-style-name="P3" draw:layer="layout" svg:width="5.1cm" svg:height="3.756cm" svg:x="26.38cm" svg:y="27.262cm">
            <draw:image xlink:href="Pictures/1000000000000106000000C19044BB3CB645CB29.png" xlink:type="simple" xlink:show="embed" xlink:actuate="onLoad" loext:mime-type="image/png">
              <text:p/>
            </draw:image>
          </draw:frame>
          <draw:frame draw:style-name="gr12" draw:text-style-name="P2" draw:layer="layout" svg:width="3.3cm" svg:height="2.484cm" svg:x="29.98cm" svg:y="26.334cm">
            <draw:text-box>
              <text:p>12V Step up/down</text:p>
              <text:p><text:s/></text:p>
            </draw:text-box>
          </draw:frame>
        </draw:g>
        <draw:connector draw:style-name="gr9" draw:text-style-name="P8" draw:layer="layout" svg:x1="9.224cm" svg:y1="20.165cm" svg:x2="14.949cm" svg:y2="20.165cm" draw:start-shape="id11" draw:start-glue-point="1" draw:end-shape="id1" draw:end-glue-point="3" svg:d="M9224 20165h5725" svg:viewBox="0 0 5726 1">
          <text:p/>
        </draw:connector>
        <draw:g xml:id="id11" draw:id="id11">
          <draw:frame draw:style-name="gr3" draw:text-style-name="P3" draw:layer="layout" svg:width="4.3cm" svg:height="3.583cm" svg:x="4.698cm" svg:y="18.915cm">
            <draw:image xlink:href="Pictures/10000000000000F6000000CD0C078DEDA261B3F7.png" xlink:type="simple" xlink:show="embed" xlink:actuate="onLoad" loext:mime-type="image/png">
              <text:p/>
            </draw:image>
          </draw:frame>
          <draw:frame draw:style-name="gr13" draw:text-style-name="P10" draw:layer="layout" svg:width="4.6cm" svg:height="2.2cm" svg:x="4.624cm" svg:y="17.833cm">
            <draw:text-box>
              <text:p text:style-name="P9">DC Jack 20V</text:p>
              <text:p text:style-name="P9">Charging</text:p>
            </draw:text-box>
          </draw:frame>
        </draw:g>
        <draw:frame draw:style-name="gr3" draw:text-style-name="P3" xml:id="id12" draw:id="id12" draw:layer="layout" svg:width="5.952cm" svg:height="5.952cm" svg:x="3.948cm" svg:y="25.7cm">
          <draw:image xlink:href="Pictures/10000000000000E1000000E1D0583A1B2F81D345.png" xlink:type="simple" xlink:show="embed" xlink:actuate="onLoad" loext:mime-type="image/png">
            <text:p/>
          </draw:image>
        </draw:frame>
        <draw:connector draw:style-name="gr9" draw:text-style-name="P8" draw:layer="layout" svg:x1="6.924cm" svg:y1="25.7cm" svg:x2="6.924cm" svg:y2="22.498cm" draw:start-shape="id12" draw:start-glue-point="0" draw:end-shape="id11" draw:end-glue-point="2" svg:d="M6924 25700v-3202" svg:viewBox="0 0 1 3203">
          <text:p/>
        </draw:connector>
        <draw:g>
          <draw:frame draw:style-name="gr3" draw:text-style-name="P3" xml:id="id4" draw:id="id4" draw:layer="layout" svg:width="7.423cm" svg:height="6.005cm" svg:x="37.239cm" svg:y="9.9cm">
            <draw:image xlink:href="Pictures/10000000000001D200000179F368BA71C51F87FB.png" xlink:type="simple" xlink:show="embed" xlink:actuate="onLoad" loext:mime-type="image/png">
              <text:p/>
            </draw:image>
          </draw:frame>
          <draw:frame draw:style-name="gr11" draw:text-style-name="P10" draw:layer="layout" svg:width="7.4cm" svg:height="1.8cm" svg:x="37.25cm" svg:y="8.4cm">
            <draw:text-box>
              <text:p text:style-name="P9">Laptop</text:p>
            </draw:text-box>
          </draw:frame>
        </draw:g>
        <draw:g>
          <draw:frame draw:style-name="gr14" draw:text-style-name="P2" draw:layer="layout" svg:width="9.8cm" svg:height="2.9cm" svg:x="1.9cm" svg:y="2.1cm">
            <draw:text-box>
              <text:p>Power Line 12+V</text:p>
              <text:p/>
              <text:p>Data Line USB / Serial</text:p>
            </draw:text-box>
          </draw:frame>
          <draw:line draw:style-name="gr15" draw:text-style-name="P11" draw:layer="layout" svg:x1="2.7cm" svg:y1="4.2cm" svg:x2="4.5cm" svg:y2="4.2cm">
            <text:p/>
          </draw:line>
          <draw:line draw:style-name="gr16" draw:text-style-name="P11" draw:layer="layout" svg:x1="2.7cm" svg:y1="2.8cm" svg:x2="4.5cm" svg:y2="2.8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7T14:50:50.403000000</meta:creation-date>
    <dc:date>2021-02-07T16:15:27.155000000</dc:date>
    <meta:editing-duration>PT36M9S</meta:editing-duration>
    <meta:editing-cycles>6</meta:editing-cycles>
    <meta:generator>LibreOffice/6.4.3.2$Windows_X86_64 LibreOffice_project/747b5d0ebf89f41c860ec2a39efd7cb15b54f2d8</meta:generator>
    <meta:document-statistic meta:object-count="43"/>
  </office:meta>
</office:document-meta>
</file>